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-system" svg:font-family="apple-system, BlinkMacSystemFont, 'Segoe UI Variable', 'Segoe UI', system-ui, ui-sans-serif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d95b1"/>
    </style:style>
    <style:style style:name="P2" style:family="paragraph" style:parent-style-name="Standard">
      <style:paragraph-properties fo:text-align="center" style:justify-single-word="false"/>
      <style:text-properties officeooo:rsid="00101982" officeooo:paragraph-rsid="00101982"/>
    </style:style>
    <style:style style:name="P3" style:family="paragraph" style:parent-style-name="Standard">
      <style:paragraph-properties fo:text-align="start" style:justify-single-word="false"/>
      <style:text-properties officeooo:rsid="00101982" officeooo:paragraph-rsid="00101982"/>
    </style:style>
    <style:style style:name="P4" style:family="paragraph" style:parent-style-name="Standard">
      <style:paragraph-properties fo:text-align="start" style:justify-single-word="false"/>
      <style:text-properties officeooo:rsid="00101982" officeooo:paragraph-rsid="0012c356"/>
    </style:style>
    <style:style style:name="P5" style:family="paragraph" style:parent-style-name="Standard">
      <style:paragraph-properties fo:text-align="start" style:justify-single-word="false"/>
      <style:text-properties officeooo:rsid="00101982" officeooo:paragraph-rsid="001d95b1"/>
    </style:style>
    <style:style style:name="P6" style:family="paragraph" style:parent-style-name="Standard">
      <style:paragraph-properties fo:text-align="start" style:justify-single-word="false"/>
      <style:text-properties officeooo:paragraph-rsid="001f6857"/>
    </style:style>
    <style:style style:name="P7" style:family="paragraph" style:parent-style-name="Standard">
      <style:paragraph-properties fo:text-align="start" style:justify-single-word="false"/>
      <style:text-properties officeooo:paragraph-rsid="0027f23e"/>
    </style:style>
    <style:style style:name="P8" style:family="paragraph" style:parent-style-name="Standard">
      <style:paragraph-properties fo:text-align="start" style:justify-single-word="false"/>
      <style:text-properties officeooo:rsid="001bd931" officeooo:paragraph-rsid="001bd931"/>
    </style:style>
    <style:style style:name="P9" style:family="paragraph" style:parent-style-name="Standard">
      <style:paragraph-properties fo:text-align="start" style:justify-single-word="false"/>
      <style:text-properties officeooo:rsid="001bd931" officeooo:paragraph-rsid="001f6857"/>
    </style:style>
    <style:style style:name="P10" style:family="paragraph" style:parent-style-name="Standard">
      <style:paragraph-properties fo:text-align="start" style:justify-single-word="false"/>
      <style:text-properties officeooo:rsid="001bd931" officeooo:paragraph-rsid="00258888"/>
    </style:style>
    <style:style style:name="P11" style:family="paragraph" style:parent-style-name="Standard">
      <style:paragraph-properties fo:text-align="start" style:justify-single-word="false">
        <style:tab-stops>
          <style:tab-stop style:position="13.229cm"/>
        </style:tab-stops>
      </style:paragraph-properties>
      <style:text-properties officeooo:rsid="001bd931" officeooo:paragraph-rsid="00258888"/>
    </style:style>
    <style:style style:name="P12" style:family="paragraph" style:parent-style-name="Standard">
      <style:paragraph-properties fo:text-align="start" style:justify-single-word="false"/>
      <style:text-properties officeooo:rsid="001bd931" officeooo:paragraph-rsid="002d07d3"/>
    </style:style>
    <style:style style:name="P13" style:family="paragraph" style:parent-style-name="Standard">
      <style:paragraph-properties fo:text-align="center" style:justify-single-word="false"/>
      <style:text-properties officeooo:rsid="00101982" officeooo:paragraph-rsid="00101982" fo:background-color="#81d41a"/>
    </style:style>
    <style:style style:name="P14" style:family="paragraph" style:parent-style-name="Standard">
      <style:paragraph-properties fo:text-align="center" style:justify-single-word="false"/>
      <style:text-properties officeooo:rsid="001d95b1" officeooo:paragraph-rsid="001d95b1" fo:background-color="#81d41a"/>
    </style:style>
    <style:style style:name="P15" style:family="paragraph" style:parent-style-name="Standard">
      <style:paragraph-properties fo:text-align="start" style:justify-single-word="false"/>
      <style:text-properties officeooo:rsid="001bd931" officeooo:paragraph-rsid="001d95b1" fo:background-color="#ff4000"/>
    </style:style>
    <style:style style:name="P16" style:family="paragraph" style:parent-style-name="Standard">
      <style:paragraph-properties fo:text-align="center" style:justify-single-word="false"/>
      <style:text-properties officeooo:rsid="001d95b1" officeooo:paragraph-rsid="001d95b1" fo:background-color="#ffff00"/>
    </style:style>
    <style:style style:name="P17" style:family="paragraph" style:parent-style-name="Standard">
      <style:paragraph-properties fo:text-align="start" style:justify-single-word="false"/>
      <style:text-properties officeooo:rsid="0022af98" officeooo:paragraph-rsid="0022af98" fo:background-color="#ffffff"/>
    </style:style>
    <style:style style:name="P18" style:family="paragraph" style:parent-style-name="Standard">
      <style:paragraph-properties fo:text-align="start" style:justify-single-word="false"/>
      <style:text-properties officeooo:rsid="003148ef" officeooo:paragraph-rsid="003148ef" fo:background-color="#ffffff"/>
    </style:style>
    <style:style style:name="P19" style:family="paragraph" style:parent-style-name="Standard">
      <style:paragraph-properties fo:text-align="start" style:justify-single-word="false"/>
      <style:text-properties officeooo:rsid="001bd931" officeooo:paragraph-rsid="00258888" fo:background-color="#ffffff"/>
    </style:style>
    <style:style style:name="P20" style:family="paragraph" style:parent-style-name="Standard">
      <style:paragraph-properties fo:text-align="start" style:justify-single-word="false"/>
      <style:text-properties officeooo:rsid="001f6857" officeooo:paragraph-rsid="002d07d3" fo:background-color="#ffffff"/>
    </style:style>
    <style:style style:name="P21" style:family="paragraph" style:parent-style-name="Standard">
      <style:paragraph-properties fo:text-align="start" style:justify-single-word="false"/>
      <style:text-properties officeooo:rsid="001f6857" officeooo:paragraph-rsid="00258888" fo:background-color="#ffffff"/>
    </style:style>
    <style:style style:name="P22" style:family="paragraph" style:parent-style-name="Standard">
      <style:paragraph-properties fo:text-align="start" style:justify-single-word="false"/>
      <style:text-properties officeooo:rsid="002d07d3" officeooo:paragraph-rsid="002d07d3" fo:background-color="#ffffff"/>
    </style:style>
    <style:style style:name="P23" style:family="paragraph" style:parent-style-name="Standard">
      <style:paragraph-properties fo:text-align="start" style:justify-single-word="false"/>
      <style:text-properties officeooo:rsid="002b977b" officeooo:paragraph-rsid="002d07d3" fo:background-color="#ffffff"/>
    </style:style>
    <style:style style:name="P24" style:family="paragraph" style:parent-style-name="Standard">
      <style:paragraph-properties fo:text-align="start" style:justify-single-word="false"/>
      <style:text-properties officeooo:rsid="002cb9b8" officeooo:paragraph-rsid="002cb9b8" fo:background-color="#ffffff"/>
    </style:style>
    <style:style style:name="P25" style:family="paragraph" style:parent-style-name="Standard">
      <style:paragraph-properties fo:text-align="start" style:justify-single-word="false"/>
      <style:text-properties officeooo:rsid="002ce93f" officeooo:paragraph-rsid="002ce93f" fo:background-color="#ffffff"/>
    </style:style>
    <style:style style:name="P26" style:family="paragraph" style:parent-style-name="Standard">
      <style:paragraph-properties fo:text-align="start" style:justify-single-word="false"/>
      <style:text-properties officeooo:rsid="002f2bef" officeooo:paragraph-rsid="002f2bef" fo:background-color="#ffffff"/>
    </style:style>
    <style:style style:name="P27" style:family="paragraph" style:parent-style-name="Standard">
      <style:paragraph-properties fo:text-align="start" style:justify-single-word="false"/>
      <style:text-properties officeooo:rsid="002d8a23" officeooo:paragraph-rsid="002f2bef" fo:background-color="#ffffff"/>
    </style:style>
    <style:style style:name="P28" style:family="paragraph" style:parent-style-name="Standard">
      <style:paragraph-properties fo:text-align="start" style:justify-single-word="false"/>
      <style:text-properties officeooo:rsid="002d8a23" officeooo:paragraph-rsid="002d8a23" fo:background-color="#ffffff"/>
    </style:style>
    <style:style style:name="P29" style:family="paragraph" style:parent-style-name="Standard">
      <style:paragraph-properties fo:text-align="start" style:justify-single-word="false"/>
      <style:text-properties officeooo:rsid="002d8a23" officeooo:paragraph-rsid="002e91c8" fo:background-color="#ffffff"/>
    </style:style>
    <style:style style:name="P30" style:family="paragraph" style:parent-style-name="Standard">
      <style:paragraph-properties fo:text-align="start" style:justify-single-word="false"/>
      <style:text-properties officeooo:rsid="001f6857" officeooo:paragraph-rsid="001f6857"/>
    </style:style>
    <style:style style:name="P31" style:family="paragraph" style:parent-style-name="Standard">
      <style:paragraph-properties fo:text-align="start" style:justify-single-word="false"/>
      <style:text-properties officeooo:rsid="001f6857" officeooo:paragraph-rsid="002d07d3"/>
    </style:style>
    <style:style style:name="P32" style:family="paragraph" style:parent-style-name="Standard">
      <style:paragraph-properties fo:text-align="center" style:justify-single-word="false"/>
      <style:text-properties officeooo:rsid="001f6857" officeooo:paragraph-rsid="001f6857" fo:background-color="#800080"/>
    </style:style>
    <style:style style:name="P33" style:family="paragraph" style:parent-style-name="Standard">
      <style:paragraph-properties fo:text-align="start" style:justify-single-word="false"/>
      <style:text-properties officeooo:rsid="001f6857" officeooo:paragraph-rsid="001f6857" fo:background-color="#800080"/>
    </style:style>
    <style:style style:name="P34" style:family="paragraph" style:parent-style-name="Standard">
      <style:paragraph-properties fo:text-align="center" style:justify-single-word="false"/>
      <style:text-properties officeooo:rsid="00212522" officeooo:paragraph-rsid="00212522"/>
    </style:style>
    <style:style style:name="P35" style:family="paragraph" style:parent-style-name="Standard">
      <style:paragraph-properties fo:text-align="start" style:justify-single-word="false"/>
      <style:text-properties officeooo:rsid="00212522" officeooo:paragraph-rsid="00212522"/>
    </style:style>
    <style:style style:name="P36" style:family="paragraph" style:parent-style-name="Standard">
      <style:paragraph-properties fo:text-align="center" style:justify-single-word="false"/>
      <style:text-properties officeooo:rsid="00212522" officeooo:paragraph-rsid="00212522" fo:background-color="#3465a4"/>
    </style:style>
    <style:style style:name="P37" style:family="paragraph" style:parent-style-name="Standard">
      <style:paragraph-properties fo:text-align="start" style:justify-single-word="false"/>
      <style:text-properties officeooo:rsid="00218c40" officeooo:paragraph-rsid="00218c40"/>
    </style:style>
    <style:style style:name="P38" style:family="paragraph" style:parent-style-name="Standard">
      <style:paragraph-properties fo:text-align="start" style:justify-single-word="false"/>
      <style:text-properties officeooo:rsid="0022af98" officeooo:paragraph-rsid="0022af98"/>
    </style:style>
    <style:style style:name="P39" style:family="paragraph" style:parent-style-name="Standard">
      <style:paragraph-properties fo:text-align="start" style:justify-single-word="false"/>
      <style:text-properties officeooo:rsid="00258888" officeooo:paragraph-rsid="00258888"/>
    </style:style>
    <style:style style:name="P40" style:family="paragraph" style:parent-style-name="Standard">
      <style:paragraph-properties fo:text-align="start" style:justify-single-word="false"/>
      <style:text-properties officeooo:rsid="00276c83" officeooo:paragraph-rsid="00276c83"/>
    </style:style>
    <style:style style:name="P41" style:family="paragraph" style:parent-style-name="Standard">
      <style:paragraph-properties fo:text-align="start" style:justify-single-word="false"/>
      <style:text-properties officeooo:rsid="002b977b" officeooo:paragraph-rsid="002b977b"/>
    </style:style>
    <style:style style:name="P42" style:family="paragraph" style:parent-style-name="Standard">
      <style:paragraph-properties fo:text-align="start" style:justify-single-word="false"/>
      <style:text-properties officeooo:rsid="002cb9b8" officeooo:paragraph-rsid="002cb9b8"/>
    </style:style>
    <style:style style:name="P43" style:family="paragraph" style:parent-style-name="Standard">
      <style:paragraph-properties fo:text-align="start" style:justify-single-word="false"/>
      <style:text-properties officeooo:rsid="002d07d3" officeooo:paragraph-rsid="002d07d3"/>
    </style:style>
    <style:style style:name="P44" style:family="paragraph" style:parent-style-name="Standard">
      <style:paragraph-properties fo:text-align="center" style:justify-single-word="false"/>
      <style:text-properties officeooo:rsid="002d07d3" officeooo:paragraph-rsid="002d07d3" fo:background-color="#e8a202"/>
    </style:style>
    <style:style style:name="P45" style:family="paragraph" style:parent-style-name="Standard">
      <style:paragraph-properties fo:text-align="center" style:justify-single-word="false"/>
      <style:text-properties officeooo:rsid="002d07d3" officeooo:paragraph-rsid="002d07d3" fo:background-color="#468a1a"/>
    </style:style>
    <style:style style:name="P46" style:family="paragraph" style:parent-style-name="Standard">
      <style:paragraph-properties fo:text-align="center" style:justify-single-word="false"/>
      <style:text-properties officeooo:rsid="002d8a23" officeooo:paragraph-rsid="002d8a23" fo:background-color="#468a1a"/>
    </style:style>
    <style:style style:name="P47" style:family="paragraph" style:parent-style-name="Standard">
      <style:paragraph-properties fo:text-align="start" style:justify-single-word="false"/>
      <style:text-properties officeooo:rsid="002d8a23" officeooo:paragraph-rsid="002d8a23"/>
    </style:style>
    <style:style style:name="P48" style:family="paragraph" style:parent-style-name="Standard">
      <style:paragraph-properties fo:text-align="start" style:justify-single-word="false"/>
      <style:text-properties officeooo:rsid="002e91c8" officeooo:paragraph-rsid="002f2bef"/>
    </style:style>
    <style:style style:name="P49" style:family="paragraph" style:parent-style-name="Standard">
      <style:paragraph-properties fo:text-align="center" style:justify-single-word="false"/>
      <style:text-properties officeooo:rsid="002ffed5" officeooo:paragraph-rsid="002ffed5" fo:background-color="#729fcf"/>
    </style:style>
    <style:style style:name="P50" style:family="paragraph" style:parent-style-name="Standard">
      <style:paragraph-properties fo:text-align="start" style:justify-single-word="false"/>
      <style:text-properties officeooo:rsid="002d8a23" officeooo:paragraph-rsid="002d8a23" fo:background-color="#ff3838"/>
    </style:style>
    <style:style style:name="P51" style:family="paragraph" style:parent-style-name="Standard">
      <style:paragraph-properties fo:text-align="start" style:justify-single-word="false"/>
      <style:text-properties officeooo:rsid="003148ef" officeooo:paragraph-rsid="003148ef" fo:background-color="#ff3838"/>
    </style:style>
    <style:style style:name="P52" style:family="paragraph" style:parent-style-name="Standard">
      <style:paragraph-properties fo:text-align="start" style:justify-single-word="false"/>
      <style:text-properties fo:color="#000000" loext:opacity="100%" officeooo:rsid="002cb9b8" officeooo:paragraph-rsid="002cb9b8" fo:background-color="#ffff00"/>
    </style:style>
    <style:style style:name="P53" style:family="paragraph" style:parent-style-name="Standard">
      <style:paragraph-properties fo:text-align="center" style:justify-single-word="false"/>
      <style:text-properties officeooo:rsid="003457da" officeooo:paragraph-rsid="003457da" fo:background-color="#b7b3ca"/>
    </style:style>
    <style:style style:name="P54" style:family="paragraph" style:parent-style-name="Standard">
      <style:paragraph-properties fo:text-align="start" style:justify-single-word="false"/>
      <style:text-properties officeooo:rsid="003457da" officeooo:paragraph-rsid="003457da" fo:background-color="#b7b3ca"/>
    </style:style>
    <style:style style:name="P55" style:family="paragraph" style:parent-style-name="Standard">
      <style:paragraph-properties fo:text-align="start" style:justify-single-word="false"/>
      <style:text-properties officeooo:rsid="0034deb2" officeooo:paragraph-rsid="0034deb2" fo:background-color="#b7b3ca"/>
    </style:style>
    <style:style style:name="P56" style:family="paragraph" style:parent-style-name="Standard">
      <style:paragraph-properties fo:text-align="start" style:justify-single-word="false"/>
      <style:text-properties officeooo:rsid="00358a1c" officeooo:paragraph-rsid="00358a1c" fo:background-color="#b7b3ca"/>
    </style:style>
    <style:style style:name="P57" style:family="paragraph" style:parent-style-name="Standard">
      <style:paragraph-properties fo:text-align="start" style:justify-single-word="false"/>
      <style:text-properties officeooo:rsid="00358a1c" officeooo:paragraph-rsid="00358a1c"/>
    </style:style>
    <style:style style:name="P58" style:family="paragraph" style:parent-style-name="Text_20_body">
      <style:text-properties fo:font-variant="normal" fo:text-transform="none" fo:color="#000000" loext:opacity="100%" style:font-name="apple-system" fo:font-size="10.5pt" fo:letter-spacing="normal" fo:font-style="normal" fo:font-weight="normal" fo:background-color="#ffff00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pple-system" fo:font-size="10.5pt" fo:letter-spacing="normal" fo:font-style="normal" fo:font-weight="normal" officeooo:rsid="002cb9b8" officeooo:paragraph-rsid="002cb9b8" fo:background-color="#ffa6a6"/>
    </style:style>
    <style:style style:name="P6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fo:background-color="#ffa6a6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2" style:family="paragraph" style:parent-style-name="Text_20_body">
      <style:paragraph-properties fo:margin-top="0cm" fo:margin-bottom="0cm" style:contextual-spacing="false" fo:orphans="2" fo:widows="2"/>
      <style:text-properties fo:color="#000000" loext:opacity="100%" fo:background-color="#ffa6a6"/>
    </style:style>
    <style:style style:name="P63" style:family="paragraph" style:parent-style-name="Standard">
      <style:paragraph-properties fo:text-align="start" style:justify-single-word="false"/>
      <style:text-properties officeooo:rsid="001bd931" officeooo:paragraph-rsid="00258888" fo:background-color="#ffffff"/>
    </style:style>
    <style:style style:name="P64" style:family="paragraph" style:parent-style-name="Standard">
      <style:paragraph-properties fo:text-align="start" style:justify-single-word="false"/>
      <style:text-properties officeooo:rsid="001bd931" officeooo:paragraph-rsid="003d1bb4" fo:background-color="#ffffff"/>
    </style:style>
    <style:style style:name="P65" style:family="paragraph" style:parent-style-name="Standard">
      <style:paragraph-properties fo:text-align="start" style:justify-single-word="false"/>
      <style:text-properties officeooo:rsid="002cb9b8" officeooo:paragraph-rsid="002cb9b8" fo:background-color="#ffffff"/>
    </style:style>
    <style:style style:name="P66" style:family="paragraph" style:parent-style-name="Standard">
      <style:paragraph-properties fo:text-align="start" style:justify-single-word="false"/>
      <style:text-properties officeooo:rsid="0034deb2" officeooo:paragraph-rsid="003457da" fo:background-color="#ffffff"/>
    </style:style>
    <style:style style:name="P67" style:family="paragraph" style:parent-style-name="Standard">
      <style:paragraph-properties fo:text-align="start" style:justify-single-word="false"/>
      <style:text-properties officeooo:rsid="0034deb2" officeooo:paragraph-rsid="0034deb2" fo:background-color="#ffffff"/>
    </style:style>
    <style:style style:name="P68" style:family="paragraph" style:parent-style-name="Standard">
      <style:paragraph-properties fo:text-align="start" style:justify-single-word="false"/>
      <style:text-properties officeooo:rsid="003b8272" officeooo:paragraph-rsid="003b8272" fo:background-color="#ffffff"/>
    </style:style>
    <style:style style:name="P69" style:family="paragraph" style:parent-style-name="Standard">
      <style:paragraph-properties fo:text-align="start" style:justify-single-word="false"/>
      <style:text-properties officeooo:rsid="00101982" officeooo:paragraph-rsid="001d95b1" fo:background-color="#ffffff"/>
    </style:style>
    <style:style style:name="P70" style:family="paragraph" style:parent-style-name="Standard">
      <style:paragraph-properties fo:text-align="start" style:justify-single-word="false"/>
      <style:text-properties officeooo:rsid="00101982" officeooo:paragraph-rsid="003d1bb4" fo:background-color="#ffffff"/>
    </style:style>
    <style:style style:name="P71" style:family="paragraph" style:parent-style-name="Standard">
      <style:paragraph-properties fo:text-align="start" style:justify-single-word="false"/>
      <style:text-properties officeooo:rsid="00101982" officeooo:paragraph-rsid="004a7aff" fo:background-color="#ffffff"/>
    </style:style>
    <style:style style:name="P72" style:family="paragraph" style:parent-style-name="Standard">
      <style:paragraph-properties fo:text-align="center" style:justify-single-word="false"/>
      <style:text-properties officeooo:rsid="003d1bb4" officeooo:paragraph-rsid="003d1bb4" fo:background-color="#ffffff"/>
    </style:style>
    <style:style style:name="P73" style:family="paragraph" style:parent-style-name="Standard">
      <style:paragraph-properties fo:text-align="start" style:justify-single-word="false"/>
      <style:text-properties officeooo:rsid="003e1fc5" officeooo:paragraph-rsid="003e1fc5" fo:background-color="#ffffff"/>
    </style:style>
    <style:style style:name="P74" style:family="paragraph" style:parent-style-name="Standard">
      <style:paragraph-properties fo:text-align="center" style:justify-single-word="false"/>
      <style:text-properties officeooo:rsid="003f9e57" officeooo:paragraph-rsid="003f9e57" fo:background-color="#ffffff"/>
    </style:style>
    <style:style style:name="P75" style:family="paragraph" style:parent-style-name="Standard">
      <style:paragraph-properties fo:text-align="start" style:justify-single-word="false"/>
      <style:text-properties officeooo:rsid="003f9e57" officeooo:paragraph-rsid="003f9e57" fo:background-color="#ffffff"/>
    </style:style>
    <style:style style:name="P76" style:family="paragraph" style:parent-style-name="Standard">
      <style:paragraph-properties fo:text-align="start" style:justify-single-word="false"/>
      <style:text-properties officeooo:rsid="003fd3b8" officeooo:paragraph-rsid="003fd3b8" fo:background-color="#ffffff"/>
    </style:style>
    <style:style style:name="P77" style:family="paragraph" style:parent-style-name="Standard">
      <style:paragraph-properties fo:text-align="start" style:justify-single-word="false"/>
      <style:text-properties officeooo:rsid="004293b7" officeooo:paragraph-rsid="004293b7" fo:background-color="#ffffff"/>
    </style:style>
    <style:style style:name="P78" style:family="paragraph" style:parent-style-name="Standard">
      <style:paragraph-properties fo:text-align="start" style:justify-single-word="false"/>
      <style:text-properties officeooo:rsid="004345b7" officeooo:paragraph-rsid="004345b7" fo:background-color="#ffffff"/>
    </style:style>
    <style:style style:name="P79" style:family="paragraph" style:parent-style-name="Standard">
      <style:paragraph-properties fo:text-align="start" style:justify-single-word="false"/>
      <style:text-properties officeooo:rsid="00445464" officeooo:paragraph-rsid="00445464" fo:background-color="#ffffff"/>
    </style:style>
    <style:style style:name="P80" style:family="paragraph" style:parent-style-name="Standard">
      <style:paragraph-properties fo:text-align="start" style:justify-single-word="false"/>
      <style:text-properties officeooo:rsid="00456e30" officeooo:paragraph-rsid="00456e30" fo:background-color="#ffffff"/>
    </style:style>
    <style:style style:name="P81" style:family="paragraph" style:parent-style-name="Standard">
      <style:paragraph-properties fo:text-align="start" style:justify-single-word="false"/>
      <style:text-properties officeooo:rsid="004650b2" officeooo:paragraph-rsid="004650b2" fo:background-color="#ffffff"/>
    </style:style>
    <style:style style:name="P82" style:family="paragraph" style:parent-style-name="Standard">
      <style:paragraph-properties fo:text-align="start" style:justify-single-word="false"/>
      <style:text-properties officeooo:rsid="00474a96" officeooo:paragraph-rsid="00474a96" fo:background-color="#ffffff"/>
    </style:style>
    <style:style style:name="P83" style:family="paragraph" style:parent-style-name="Standard">
      <style:paragraph-properties fo:text-align="center" style:justify-single-word="false"/>
      <style:text-properties officeooo:rsid="004a7aff" officeooo:paragraph-rsid="004a7aff" fo:background-color="#ffffff"/>
    </style:style>
    <style:style style:name="P84" style:family="paragraph" style:parent-style-name="Standard">
      <style:paragraph-properties fo:text-align="start" style:justify-single-word="false"/>
      <style:text-properties officeooo:rsid="004a7aff" officeooo:paragraph-rsid="003d1bb4" fo:background-color="#ffffff"/>
    </style:style>
    <style:style style:name="P85" style:family="paragraph" style:parent-style-name="Standard">
      <style:paragraph-properties fo:text-align="center" style:justify-single-word="false"/>
      <style:text-properties officeooo:rsid="003d1bb4" officeooo:paragraph-rsid="003d1bb4" fo:background-color="#ff4000"/>
    </style:style>
    <style:style style:name="P86" style:family="paragraph" style:parent-style-name="Standard">
      <style:paragraph-properties fo:text-align="start" style:justify-single-word="false"/>
      <style:text-properties officeooo:rsid="00101982" officeooo:paragraph-rsid="00101982"/>
    </style:style>
    <style:style style:name="P87" style:family="paragraph" style:parent-style-name="Standard">
      <style:paragraph-properties fo:text-align="start" style:justify-single-word="false"/>
      <style:text-properties officeooo:rsid="00101982" officeooo:paragraph-rsid="001d95b1"/>
    </style:style>
    <style:style style:name="P88" style:family="paragraph" style:parent-style-name="Standard">
      <style:paragraph-properties fo:text-align="start" style:justify-single-word="false"/>
      <style:text-properties officeooo:rsid="00101982" officeooo:paragraph-rsid="004a7aff"/>
    </style:style>
    <style:style style:name="P89" style:family="paragraph" style:parent-style-name="Standard">
      <style:paragraph-properties fo:text-align="start" style:justify-single-word="false"/>
      <style:text-properties officeooo:rsid="00101982" officeooo:paragraph-rsid="003d1bb4" fo:background-color="#81d41a"/>
    </style:style>
    <style:style style:name="P90" style:family="paragraph" style:parent-style-name="Standard">
      <style:paragraph-properties fo:text-align="start" style:justify-single-word="false"/>
      <style:text-properties officeooo:rsid="001bd931" officeooo:paragraph-rsid="003d1bb4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1f125" fo:background-color="#81d41a" loext:char-shading-value="0"/>
    </style:style>
    <style:style style:name="T3" style:family="text">
      <style:text-properties officeooo:rsid="0012c356" fo:background-color="#81d41a" loext:char-shading-value="0"/>
    </style:style>
    <style:style style:name="T4" style:family="text">
      <style:text-properties officeooo:rsid="0012cf87" fo:background-color="#81d41a" loext:char-shading-value="0"/>
    </style:style>
    <style:style style:name="T5" style:family="text">
      <style:text-properties officeooo:rsid="0014f8ce" fo:background-color="#81d41a" loext:char-shading-value="0"/>
    </style:style>
    <style:style style:name="T6" style:family="text">
      <style:text-properties officeooo:rsid="00184390" fo:background-color="#81d41a" loext:char-shading-value="0"/>
    </style:style>
    <style:style style:name="T7" style:family="text">
      <style:text-properties officeooo:rsid="0011f125"/>
    </style:style>
    <style:style style:name="T8" style:family="text">
      <style:text-properties officeooo:rsid="0012c356"/>
    </style:style>
    <style:style style:name="T9" style:family="text">
      <style:text-properties officeooo:rsid="0012cf87"/>
    </style:style>
    <style:style style:name="T10" style:family="text">
      <style:text-properties officeooo:rsid="00143157"/>
    </style:style>
    <style:style style:name="T11" style:family="text">
      <style:text-properties officeooo:rsid="0014f8ce"/>
    </style:style>
    <style:style style:name="T12" style:family="text">
      <style:text-properties officeooo:rsid="001571d0"/>
    </style:style>
    <style:style style:name="T13" style:family="text">
      <style:text-properties officeooo:rsid="00167dfd"/>
    </style:style>
    <style:style style:name="T14" style:family="text">
      <style:text-properties officeooo:rsid="00184390"/>
    </style:style>
    <style:style style:name="T15" style:family="text">
      <style:text-properties officeooo:rsid="001a1298"/>
    </style:style>
    <style:style style:name="T16" style:family="text">
      <style:text-properties officeooo:rsid="001bd931"/>
    </style:style>
    <style:style style:name="T17" style:family="text">
      <style:text-properties fo:background-color="#ff4000" loext:char-shading-value="0"/>
    </style:style>
    <style:style style:name="T18" style:family="text">
      <style:text-properties officeooo:rsid="001571d0" fo:background-color="#ff4000" loext:char-shading-value="0"/>
    </style:style>
    <style:style style:name="T19" style:family="text">
      <style:text-properties officeooo:rsid="00167dfd" fo:background-color="#ff4000" loext:char-shading-value="0"/>
    </style:style>
    <style:style style:name="T20" style:family="text">
      <style:text-properties officeooo:rsid="00184390" fo:background-color="#ff4000" loext:char-shading-value="0"/>
    </style:style>
    <style:style style:name="T21" style:family="text">
      <style:text-properties officeooo:rsid="001bd931" fo:background-color="#ff4000" loext:char-shading-value="0"/>
    </style:style>
    <style:style style:name="T22" style:family="text">
      <style:text-properties officeooo:rsid="003d1bb4" fo:background-color="#ff4000" loext:char-shading-value="0"/>
    </style:style>
    <style:style style:name="T23" style:family="text">
      <style:text-properties style:text-underline-style="none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bd931" fo:background-color="#ffff00" loext:char-shading-value="0"/>
    </style:style>
    <style:style style:name="T26" style:family="text">
      <style:text-properties officeooo:rsid="002ce93f" fo:background-color="#ffff00" loext:char-shading-value="0"/>
    </style:style>
    <style:style style:name="T27" style:family="text">
      <style:text-properties officeooo:rsid="001f6857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27f23e"/>
    </style:style>
    <style:style style:name="T30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297bb5"/>
    </style:style>
    <style:style style:name="T31" style:family="text">
      <style:text-properties fo:font-variant="normal" fo:text-transform="none" fo:color="#000000" loext:opacity="100%" style:font-name="Liberation Serif" fo:font-size="11.25pt" fo:letter-spacing="normal" fo:font-style="normal" fo:font-weight="normal" fo:background-color="#780373" loext:char-shading-value="0"/>
    </style:style>
    <style:style style:name="T32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27f23e" fo:background-color="#780373" loext:char-shading-value="0"/>
    </style:style>
    <style:style style:name="T33" style:family="text">
      <style:text-properties fo:font-variant="normal" fo:text-transform="none" fo:color="#000000" loext:opacity="100%" style:font-name="apple-system" fo:font-size="10.5pt" fo:letter-spacing="normal" fo:font-style="normal" fo:font-weight="normal" fo:background-color="#ffa6a6" loext:char-shading-value="0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a6a6" loext:char-shading-value="0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35" style:family="text">
      <style:text-properties fo:font-variant="normal" fo:text-transform="non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36" style:family="text">
      <style:text-properties style:font-name="Liberation Serif" officeooo:rsid="001f6857"/>
    </style:style>
    <style:style style:name="T37" style:family="text">
      <style:text-properties fo:background-color="#800080" loext:char-shading-value="0"/>
    </style:style>
    <style:style style:name="T38" style:family="text">
      <style:text-properties officeooo:rsid="001f6857" fo:background-color="#800080" loext:char-shading-value="0"/>
    </style:style>
    <style:style style:name="T39" style:family="text">
      <style:text-properties fo:background-color="#3465a4" loext:char-shading-value="0"/>
    </style:style>
    <style:style style:name="T40" style:family="text">
      <style:text-properties officeooo:rsid="00218c40"/>
    </style:style>
    <style:style style:name="T41" style:family="text">
      <style:text-properties officeooo:rsid="0022af98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258888" fo:background-color="#ffffff" loext:char-shading-value="0"/>
    </style:style>
    <style:style style:name="T44" style:family="text">
      <style:text-properties officeooo:rsid="002b977b" fo:background-color="#ffffff" loext:char-shading-value="0"/>
    </style:style>
    <style:style style:name="T45" style:family="text">
      <style:text-properties officeooo:rsid="002ce93f" fo:background-color="#ffffff" loext:char-shading-value="0"/>
    </style:style>
    <style:style style:name="T46" style:family="text">
      <style:text-properties officeooo:rsid="002d07d3" fo:background-color="#ffffff" loext:char-shading-value="0"/>
    </style:style>
    <style:style style:name="T47" style:family="text">
      <style:text-properties officeooo:rsid="002d8a23" fo:background-color="#ffffff" loext:char-shading-value="0"/>
    </style:style>
    <style:style style:name="T48" style:family="text">
      <style:text-properties officeooo:rsid="002f2bef" fo:background-color="#ffffff" loext:char-shading-value="0"/>
    </style:style>
    <style:style style:name="T49" style:family="text">
      <style:text-properties officeooo:rsid="0034deb2" fo:background-color="#ffffff" loext:char-shading-value="0"/>
    </style:style>
    <style:style style:name="T50" style:family="text">
      <style:text-properties officeooo:rsid="00358a1c" fo:background-color="#ffffff" loext:char-shading-value="0"/>
    </style:style>
    <style:style style:name="T51" style:family="text">
      <style:text-properties officeooo:rsid="0037604b" fo:background-color="#ffffff" loext:char-shading-value="0"/>
    </style:style>
    <style:style style:name="T52" style:family="text">
      <style:text-properties officeooo:rsid="003a8c54" fo:background-color="#ffffff" loext:char-shading-value="0"/>
    </style:style>
    <style:style style:name="T53" style:family="text">
      <style:text-properties officeooo:rsid="003b8272" fo:background-color="#ffffff" loext:char-shading-value="0"/>
    </style:style>
    <style:style style:name="T54" style:family="text">
      <style:text-properties fo:background-color="#780373" loext:char-shading-value="0"/>
    </style:style>
    <style:style style:name="T55" style:family="text">
      <style:text-properties officeooo:rsid="0027f23e" fo:background-color="#780373" loext:char-shading-value="0"/>
    </style:style>
    <style:style style:name="T56" style:family="text">
      <style:text-properties officeooo:rsid="002ad713"/>
    </style:style>
    <style:style style:name="T57" style:family="text">
      <style:text-properties fo:background-color="#e8a202" loext:char-shading-value="0"/>
    </style:style>
    <style:style style:name="T58" style:family="text">
      <style:text-properties fo:background-color="#468a1a" loext:char-shading-value="0"/>
    </style:style>
    <style:style style:name="T59" style:family="text">
      <style:text-properties officeooo:rsid="002f2bef" fo:background-color="#468a1a" loext:char-shading-value="0"/>
    </style:style>
    <style:style style:name="T60" style:family="text">
      <style:text-properties fo:background-color="#f10d0c" loext:char-shading-value="0"/>
    </style:style>
    <style:style style:name="T61" style:family="text">
      <style:text-properties officeooo:rsid="002ffed5"/>
    </style:style>
    <style:style style:name="T62" style:family="text">
      <style:text-properties fo:background-color="#ff3838" loext:char-shading-value="0"/>
    </style:style>
    <style:style style:name="T63" style:family="text">
      <style:text-properties officeooo:rsid="002ffed5" fo:background-color="#ff3838" loext:char-shading-value="0"/>
    </style:style>
    <style:style style:name="T64" style:family="text">
      <style:text-properties fo:background-color="#ff860d" loext:char-shading-value="0"/>
    </style:style>
    <style:style style:name="T65" style:family="text">
      <style:text-properties officeooo:rsid="002ffed5" fo:background-color="#ff860d" loext:char-shading-value="0"/>
    </style:style>
    <style:style style:name="T66" style:family="text">
      <style:text-properties officeooo:rsid="003148ef"/>
    </style:style>
    <style:style style:name="T67" style:family="text">
      <style:text-properties officeooo:rsid="0034deb2"/>
    </style:style>
    <style:style style:name="T68" style:family="text">
      <style:text-properties officeooo:rsid="003a8c54"/>
    </style:style>
    <style:style style:name="T69" style:family="text">
      <style:text-properties fo:background-color="#b7b3ca" loext:char-shading-value="0"/>
    </style:style>
    <style:style style:name="T70" style:family="text">
      <style:text-properties officeooo:rsid="0039374f"/>
    </style:style>
    <style:style style:name="T71" style:family="text">
      <style:text-properties officeooo:rsid="003d1bb4"/>
    </style:style>
    <style:style style:name="T72" style:family="text">
      <style:text-properties officeooo:rsid="003d9987"/>
    </style:style>
    <style:style style:name="T73" style:family="text">
      <style:text-properties officeooo:rsid="003e1fc5"/>
    </style:style>
    <style:style style:name="T74" style:family="text">
      <style:text-properties officeooo:rsid="003ee74f"/>
    </style:style>
    <style:style style:name="T75" style:family="text">
      <style:text-properties officeooo:rsid="003f9e57"/>
    </style:style>
    <style:style style:name="T76" style:family="text">
      <style:text-properties officeooo:rsid="00414f3e"/>
    </style:style>
    <style:style style:name="T77" style:family="text">
      <style:text-properties officeooo:rsid="004839f4"/>
    </style:style>
    <style:style style:name="T78" style:family="text">
      <style:text-properties officeooo:rsid="004a7aff"/>
    </style:style>
    <style:style style:name="T79" style:family="text">
      <style:text-properties style:text-line-through-style="solid" style:text-line-through-type="single" officeooo:rsid="004a7a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IT</text:p>
      <text:p text:style-name="P13"/>
      <text:p text:style-name="P14">COMANDOS BASICOS</text:p>
      <text:p text:style-name="P2"/>
      <text:p text:style-name="P3"><text:span text:style-name="T1">* Pwd</text:span> → mostra a pasta que está</text:p>
      <text:p text:style-name="P3"/>
      <text:p text:style-name="P3"><text:span text:style-name="T1">* Touch</text:span> → cria um arquivo, exemplo : touch teste.txt</text:p>
      <text:p text:style-name="P3"/>
      <text:p text:style-name="P3"><text:span text:style-name="T1">* ls -l </text:span>→ para saber quem criou, o tamanho, e quando criou</text:p>
      <text:p text:style-name="P3"/>
      <text:p text:style-name="P4"><text:span text:style-name="T1">* </text:span><text:span text:style-name="T2"><text:s/></text:span><text:span text:style-name="T3">ls</text:span><text:span text:style-name="T8"> → mostra o que tem dentro da pasta</text:span></text:p>
      <text:p text:style-name="P4"/>
      <text:p text:style-name="P4"><text:span text:style-name="T1">* </text:span><text:span text:style-name="T3">ls -a </text:span><text:span text:style-name="T8">→ mostra pasta oculta</text:span></text:p>
      <text:p text:style-name="P3"/>
      <text:p text:style-name="P3"><text:span text:style-name="T1">* </text:span><text:span text:style-name="T2">git help</text:span><text:span text:style-name="T7"> → mostra todos os comandos gerais que podem ser usados</text:span></text:p>
      <text:p text:style-name="P3"/>
      <text:p text:style-name="P3"><text:span text:style-name="T1">* </text:span><text:span text:style-name="T2">git help -a </text:span><text:span text:style-name="T7">→ mostra os comandos mais aprofundados</text:span></text:p>
      <text:p text:style-name="P3"/>
      <text:p text:style-name="P3"/>
      <text:p text:style-name="P70"><text:span text:style-name="T17">* </text:span><text:span text:style-name="T18">cat</text:span><text:span text:style-name="T12"> → cat nomeArquivo vai mostrar o que tem dentro do ‘nomeArquivo’ porém dentro do terminal, ele não vai abrir o vs code, exemplo : cat doc/lib/main.dart</text:span></text:p>
      <text:p text:style-name="P89"/>
      <text:p text:style-name="P70"><text:span text:style-name="T17">* </text:span><text:span text:style-name="T18">git rm </text:span><text:span text:style-name="T12">→ para excluir arquivos, fazendo isso ao invés de só deletar na pasta nós conseguimos rastrea-lo, </text:span><text:span text:style-name="T13">depois de excluir precisa dar um git commit novamente</text:span></text:p>
      <text:p text:style-name="P70"/>
      <text:p text:style-name="P83">GIT DIF VER DIFERENÇAS</text:p>
      <text:p text:style-name="P83"/>
      <text:p text:style-name="P71"><text:span text:style-name="T1">* </text:span><text:span text:style-name="T5">git diff </text:span><text:span text:style-name="T11">→ permite comparar as alterações realizadas</text:span></text:p>
      <text:p text:style-name="P71"/>
      <text:p text:style-name="P71"><text:span text:style-name="T1">* </text:span><text:span text:style-name="T4">git show</text:span><text:span text:style-name="T9"> → permite visualizar as alterações realizada naquele com</text:span><text:span text:style-name="T10">m</text:span><text:span text:style-name="T9">it ‘git show hashCommit’</text:span></text:p>
      <text:p text:style-name="P84"/>
      <text:p text:style-name="P83">GIT LOG HISTÒRICO DE COMMITS</text:p>
      <text:p text:style-name="P83"/>
      <text:p text:style-name="P88"><text:span text:style-name="T1">* git log </text:span>→ para saber quem fez o commit, e a data que foi feito</text:p>
      <text:p text:style-name="P88"/>
      <text:p text:style-name="P71"><text:span text:style-name="T1">* </text:span><text:span text:style-name="T6">git log –oneline</text:span><text:span text:style-name="T14"> → para ver todos os commits de forma resumida e simples(é melhor usar esse)</text:span></text:p>
      <text:p text:style-name="P71"/>
      <text:p text:style-name="P71">* <text:span text:style-name="T78">git log -1 → para ver o ultimo commit apenas !!!</text:span></text:p>
      <text:p text:style-name="P3"/>
      <text:p text:style-name="P3"/>
      <text:p text:style-name="P3"/>
      <text:p text:style-name="P85">COMANDOS</text:p>
      <text:p text:style-name="P15"/>
      <text:p text:style-name="P15"/>
      <text:p text:style-name="P69"/>
      <text:p text:style-name="P5"><text:span text:style-name="T17">* </text:span><text:span text:style-name="T18">git diff –staged</text:span><text:span text:style-name="T12"> → permite visualizar arquivos alterados em que enviamos para a staged area com o comando git add . (imagine que colocamos git add . Porém nos arrependemos de não ter olhado a alteração e com esse comando eu consigo verificar os arquivos da stage area que não foram comitados ainda.</text:span></text:p>
      <text:p text:style-name="P5"/>
      <text:p text:style-name="P5"><text:soft-page-break/></text:p>
      <text:p text:style-name="P5"><text:span text:style-name="T17">* </text:span><text:span text:style-name="T19">git log –dif-filter=D --summary </text:span><text:span text:style-name="T13">→ a letra D significa deleted, esse comando vai apresentar o git log filtrando os arquivos deletados ! Por isso a letra D</text:span></text:p>
      <text:p text:style-name="P5"/>
      <text:p text:style-name="P5"><text:span text:style-name="T17">* </text:span><text:span text:style-name="T20">git revert </text:span><text:span text:style-name="T14">→ para usar digite ‘git revert ‘hash’ para ir em um commit especifico ou ‘git revert HEAD’ para pegar o ultimo commit, para cancelar o git rever use o ‘git rever –abort’, </text:span><text:span text:style-name="T15">tome cuidado pois ele reverter todo o ultimo commit e vai deixar da forma do anterior !</text:span></text:p>
      <text:p text:style-name="P16">BRANCHS</text:p>
      <text:p text:style-name="P14"/>
      <text:p text:style-name="P10"><text:span text:style-name="T24">git branch NOME_DA_BRANCH</text:span><text:span text:style-name="T42"> </text:span><text:span text:style-name="T43">→ </text:span><text:span text:style-name="T42">criando branches</text:span><text:span text:style-name="T23"> </text:span><text:s/></text:p>
      <text:p text:style-name="P8"/>
      <text:p text:style-name="P10"><text:span text:style-name="T24">git checkout -b NOME_DA_BRANCH</text:span><text:span text:style-name="T42"> → criando branche e ja mudar para ela</text:span></text:p>
      <text:p text:style-name="P8"/>
      <text:p text:style-name="P10"><text:span text:style-name="T24">git checkout NOME_DA_BRANCH </text:span><text:span text:style-name="T42">→ mudar de branch</text:span></text:p>
      <text:p text:style-name="P19"/>
      <text:p text:style-name="P57"><text:span text:style-name="T24">git checkout -b resgatar_um_commit_excluido 12b24d</text:span><text:span text:style-name="T42"> → caso tenha um arquivo excluido, eu consigo resgatar ele pela hash do commit ‘12b24d’(só um exemplo de hash), com isso eu vou clonar essa branch a partir do hash </text:span><text:span text:style-name="T51">e ter o conteudo dela</text:span><text:span text:style-name="T42">!!! (Para pegar a hash é só dar um git log no projeto)</text:span></text:p>
      <text:p text:style-name="P8"/>
      <text:p text:style-name="P10"><text:span text:style-name="T24">git checkout -b NOME_DA_BRANCH HASH_DO_COMMIT </text:span><text:span text:style-name="T42">→ criar branch beaseada em algum commit diferente do mais recente</text:span></text:p>
      <text:p text:style-name="P19"/>
      <text:p text:style-name="P11"><text:span text:style-name="T24">git branch -m NOVO_NOME </text:span><text:span text:style-name="T42">→ renomear uma branch</text:span></text:p>
      <text:p text:style-name="P20"/>
      <text:p text:style-name="P21"/>
      <text:p text:style-name="P43"><text:span text:style-name="T24">git push REMOTE_NAME BRANCH_NAME </text:span><text:span text:style-name="T42">→ esse comando envia o push da branch selecionada !!</text:span></text:p>
      <text:p text:style-name="P22"/>
      <text:p text:style-name="P43"><text:span text:style-name="T24">git push REMOTE_NAME BRANCH_NAME:BRANCH_REMOTE</text:span><text:span text:style-name="T42"> → para ser mais especifico ainda podemos colocar a branch selecionada que sera enviada para a branch selecionada que ia receber !!</text:span></text:p>
      <text:p text:style-name="P22"/>
      <text:p text:style-name="P22">//*Deletando branch remota</text:p>
      <text:p text:style-name="P43"><text:span text:style-name="T24">git push -d origin NOME_BRANCH </text:span><text:span text:style-name="T42">→ deleta branch remota, lembre de deletar a local tambem</text:span></text:p>
      <text:p text:style-name="P22"/>
      <text:p text:style-name="P22">//*Deletando branch local</text:p>
      <text:p text:style-name="P12"><text:span text:style-name="T24">git branch -D NOME_DA_BRANCH </text:span><text:span text:style-name="T42">→ deletar uma branch</text:span></text:p>
      <text:p text:style-name="P12"/>
      <text:p text:style-name="P31"><text:span text:style-name="T25">git branch -</text:span><text:span text:style-name="T24">d</text:span><text:span text:style-name="T25"> NOME_DA_BRANCH </text:span><text:span text:style-name="T43">→ </text:span><text:span text:style-name="T42">deletar uma branch com segurança caso ela tenha commit</text:span></text:p>
      <text:p text:style-name="P23"/>
      <text:p text:style-name="P21"/>
      <text:p text:style-name="P42"><text:span text:style-name="T24">git branch -a </text:span><text:span text:style-name="T42">→ lista tantos as branchs locais, quantos as branchs do remote</text:span></text:p>
      <text:p text:style-name="P24"/>
      <text:p text:style-name="P24"/>
      <text:p text:style-name="P42"><text:span text:style-name="T24">//*</text:span><text:span text:style-name="T45">Imagine que tenha 2 branchs criada no repositorio do git, porém você quer criar uma nova branch local para enviar para o repositório do github…</text:span></text:p>
      <text:p text:style-name="P25">ao criar uma nova branch ele dara um erro informando que ela não faz parte do repositório github, e para corrigir isso fazemos o seguinte comando abaixo \/</text:p>
      <text:p text:style-name="P42"><text:soft-page-break/><text:span text:style-name="T24">git push --set-upstream origin </text:span><text:span text:style-name="T26">nome</text:span><text:span text:style-name="T24">_branch_local </text:span><text:span text:style-name="T42">→ </text:span><text:span text:style-name="T45">comando abreviado do -U (esse comando linka, conecta nosso repositório locale a branch local com o repositório remoto e a branch remota</text:span></text:p>
      <text:p text:style-name="P8"/>
      <text:p text:style-name="P8"/>
      <text:p text:style-name="P32">MERGE</text:p>
      <text:p text:style-name="P32"/>
      <text:p text:style-name="P9"/>
      <text:p text:style-name="P6"><text:span text:style-name="T38">Para realizar um merge faça os seguintes passos</text:span><text:span text:style-name="T27"> → de um git checkout master, em seguida de um git merge nome_da_branch, se aparecer ‘fast-forward’ é que deu certo e não teve conflito, ai é só da um git add . E um git commit -m ‘’</text:span></text:p>
      <text:p text:style-name="P6"/>
      <text:p text:style-name="P33">Porém se você fizer o merge e der um conflito vai aparecer ele no vscode e temos as seguintes opções: </text:p>
      <text:p text:style-name="P6"><text:span text:style-name="T38">Accept Current Change</text:span><text:span text:style-name="T27"> → </text:span><text:span text:style-name="T28">Aceitar a mudança que temos localmente/em nossa branch atual.</text:span></text:p>
      <text:p text:style-name="P6"><text:span text:style-name="T38">Aceept Incoming Change</text:span><text:span text:style-name="T27"> →</text:span><text:span text:style-name="T36"> </text:span><text:span text:style-name="T28">Aceitar a mudança que estamos recebendo de outra branch/remoto.</text:span></text:p>
      <text:p text:style-name="P30"><text:span text:style-name="T37">Accept Both Change</text:span> → une os dois código mesmo com o conflito e você arruma na unha (aceita ambas alterações)</text:p>
      <text:p text:style-name="P30"><text:span text:style-name="T37">Compare Change</text:span> → vai comparar o código original com o código que tá vindo do merge</text:p>
      <text:p text:style-name="P30"/>
      <text:p text:style-name="P39"><text:span text:style-name="T54">git lot –merge</text:span> → Passa o argumento <text:s/>--merge para o comando do git log, e com isso vai produzir o log com a lista de commits com conflitos entre as ramificações branch </text:p>
      <text:p text:style-name="P40"><text:span text:style-name="T54">git reset --mixed</text:span> → O reset pode ser usado para desfazer mudanças no diretório de trabalho e na area de staging</text:p>
      <text:p text:style-name="P40"/>
      <text:p text:style-name="P40"><text:span text:style-name="T54">git merge --abort </text:span>→ encerra o processo de merge e faz a branch voltar ao estado em que ela estava antes do merge </text:p>
      <text:p text:style-name="P40"/>
      <text:p text:style-name="P40"><text:span text:style-name="T54">git reset</text:span> → pode ser usado durante os conflitos de merge para redefinir arquivos com conflito para estados ‘validos’</text:p>
      <text:p text:style-name="P40"/>
      <text:p text:style-name="P7"><text:span text:style-name="T55">git merge </text:span><text:span text:style-name="T31">--no-ff </text:span><text:span text:style-name="T32">nome_da_branch</text:span><text:span text:style-name="T29"> → </text:span><text:span text:style-name="T30">vai gerar um commit de mesclagem(mesmo no caso de mesclagem de avanço rapido ‘fast-foward’), isto é util para documentar todas as mesclagens do repositório</text:span></text:p>
      <text:p text:style-name="P40"/>
      <text:p text:style-name="P30"/>
      <text:p text:style-name="P36">CLONE</text:p>
      <text:p text:style-name="P34"/>
      <text:p text:style-name="P35"><text:span text:style-name="T39">git clone</text:span> → Comando utilizado para clonar um repositório</text:p>
      <text:p text:style-name="P35"/>
      <text:p text:style-name="P37"><text:span text:style-name="T39">Dica nome de pasta</text:span>→ quando fomos clonar um repositório e queremos colocar ele já dentro de uma pasta com um nome especifico fazemos assim: git clone <text:a xlink:type="simple" xlink:href="https://github.com/CadisRaziel/git-aula-4.git" text:style-name="Internet_20_link" text:visited-style-name="Visited_20_Internet_20_Link">https://github.com/CadisRaziel/git-aula-4.git</text:a> nome_pasta</text:p>
      <text:p text:style-name="P37"/>
      <text:p text:style-name="P37"><text:span text:style-name="T39">git remote -v</text:span> → <text:span text:style-name="T41">quando executar esse comando vai aparecer tipo assim:</text:span></text:p>
      <text:p text:style-name="P37">origin <text:s/>https://github.com/CadisRaziel/git-aula-4.git (fetch)</text:p>
      <text:p text:style-name="P37">origin <text:s/>https://github.com/CadisRaziel/git-aula-4.git (push)</text:p>
      <text:p text:style-name="P37"/>
      <text:p text:style-name="P38"><text:span text:style-name="T39">nomeclatura ‘origin’</text:span> → é o nome<text:span text:style-name="T56">(apelido)</text:span> de um dos nossos repositório remoto e quando eu aciono <text:s/><text:span text:style-name="T56">esse ‘origin’ </text:span>ele aponta pra o repositório remoto: <text:span text:style-name="T40">origin <text:s/>https://github.com/CadisRaziel/git-aula-4.git (fetch), </text:span>ou ao invés de escrever esse endereço todo sempre que eu precisar fazer alguma operação com o repositório remoto, é mais facil nomea-lo, por isso o ‘origin’.</text:p>
      <text:p text:style-name="P41"><text:soft-page-break/>Obs: quando a gente clona, o remote ‘origin’ já vem de brinde.</text:p>
      <text:p text:style-name="P38"/>
      <text:p text:style-name="P38"><text:span text:style-name="T39">nomeclatura ‘fetch’ </text:span><text:span text:style-name="T42">→ nós baixamos as alterações presentes no repositório remoto (a url do fetch e do push tem que se referir ao mesmo lugar, por isso são iguais)</text:span></text:p>
      <text:p text:style-name="P38"/>
      <text:p text:style-name="P38"><text:span text:style-name="T39">nomeclatura ‘push’</text:span><text:span text:style-name="T42"> → eu mando minhas alterações locais para sincronizar com o repositório remoto (a url do fetch e do push tem que se referir ao mesmo lugar, por isso são iguais)</text:span></text:p>
      <text:p text:style-name="P17"/>
      <text:p text:style-name="P45">PUSH E PULL</text:p>
      <text:p text:style-name="P46">push → <text:span text:style-name="T61">enviar do </text:span><text:span text:style-name="T62">local</text:span> <text:span text:style-name="T61">para o </text:span><text:span text:style-name="T65">remoto</text:span></text:p>
      <text:p text:style-name="P46">pull → <text:span text:style-name="T61">enviar do </text:span><text:span text:style-name="T64">remoto</text:span> <text:span text:style-name="T61">para o </text:span><text:span text:style-name="T63">local</text:span></text:p>
      <text:p text:style-name="P49">remoto → o que esta no github</text:p>
      <text:p text:style-name="P49">local → o que esta apenas na sua maquina</text:p>
      <text:p text:style-name="P17"/>
      <text:p text:style-name="P17"/>
      <text:p text:style-name="P38"><text:span text:style-name="T58">git push</text:span><text:span text:style-name="T42"> → Comando utilizado para enviar as alterações do repositório/</text:span><text:span text:style-name="T46">branch</text:span><text:span text:style-name="T42"> local para o repositório remoto</text:span><text:span text:style-name="T44">(resumindo: fiz alterações no meu repositorio local ‘minha maquina’ essas <text:s/>alterações só estão na minha maquina, com o git push nós conseguimos mandar essas alterações. para o repositório remoto).</text:span></text:p>
      <text:p text:style-name="P43"><text:span text:style-name="T44">L</text:span><text:span text:style-name="T42">embrando que ele vai subir para o repostório remoto a branch que você esta !!!</text:span></text:p>
      <text:p text:style-name="P22"/>
      <text:p text:style-name="P43"><text:span text:style-name="T58">git push REMOTE_NAME</text:span><text:span text:style-name="T42"> → podemos colocar git push origin e ele envia pro origin, uma forma noemada</text:span></text:p>
      <text:p text:style-name="P22"/>
      <text:p text:style-name="P43"><text:span text:style-name="T58">git push REMOTE_NAME BRANCH_NAME </text:span><text:span text:style-name="T42">→ esse comando envia o push da branch selecionada !!</text:span></text:p>
      <text:p text:style-name="P22"/>
      <text:p text:style-name="P43"><text:span text:style-name="T58">git push REMOTE_NAME BRANCH_NAME:BRANCH_REMOTE</text:span><text:span text:style-name="T42"> → para ser mais especifico ainda podemos colocar a branch selecionada que sera enviada para a branch selecionada que ia receber !!</text:span></text:p>
      <text:p text:style-name="P22"/>
      <text:p text:style-name="P48"><text:span text:style-name="T58">git pull REMOTE_NAME</text:span><text:span text:style-name="T42"> → baixa as alterações do remote que eu to deixando explicito </text:span><text:span text:style-name="T48">e faz o merge já automatico</text:span></text:p>
      <text:p text:style-name="P26"/>
      <text:p text:style-name="P48"><text:span text:style-name="T59">git pull REMOTE_NAME BRANCH_NAME</text:span><text:span text:style-name="T48"> → baixa as alterações da branch que tá no remote que eu deixei excplitico !</text:span></text:p>
      <text:p text:style-name="P27"/>
      <text:p text:style-name="P48"><text:span text:style-name="T59">git pull REMOTE_NAME BRANCH_NAME:REMOTE_BRANCH </text:span><text:span text:style-name="T48">→ baixa o código da branch remota, do origin(remote) e faz o merge com a branch local automatico. (exemplo: git pull origin main:main)</text:span></text:p>
      <text:p text:style-name="P22"/>
      <text:p text:style-name="P43"><text:span text:style-name="T60">//*</text:span><text:span text:style-name="T47">o git pull é uma junção de dois comandos :</text:span></text:p>
      <text:p text:style-name="P47"><text:span text:style-name="T58">git fetch </text:span><text:span text:style-name="T42">→ com esse comando eu baixo as mudanças encontradas no repositório remoto que não estão no repositório local. (posso passar tambem ‘git fetch origin’)</text:span></text:p>
      <text:p text:style-name="P47"><text:span text:style-name="T58">git merge</text:span><text:span text:style-name="T42"> origin/main → depois do fetch precisamos dar um merg com o ‘origin/main’</text:span></text:p>
      <text:p text:style-name="P28"/>
      <text:p text:style-name="P47"><text:span text:style-name="T60">//*</text:span><text:span text:style-name="T42">com isso esse git pull abaixo é o mesmo que fazer os dois git pull acima !!</text:span></text:p>
      <text:p text:style-name="P47"><text:span text:style-name="T58">git pull origin/main</text:span><text:span text:style-name="T42"> → utilizado para baixar as alterações do repositório remoto para o repositório local (ele tambem faz um ‘fast-forward’)</text:span></text:p>
      <text:p text:style-name="P28"/>
      <text:p text:style-name="P50"><text:soft-page-break/>//* <text:span text:style-name="T66">Erros ao tentar fazer um git push</text:span></text:p>
      <text:p text:style-name="P51">Não é possível fazer um git push se os REPOSITÓRIOS não estão sincronizados.</text:p>
      <text:p text:style-name="P51">É necessario fazer um git pull primeiro, resolvendo eventuais conflitos.</text:p>
      <text:p text:style-name="P51"/>
      <text:p text:style-name="P18">Imagine que tem que e o fulando trabalhando no mesmo projeto.. de repente eu comecei a trabalhar na branch X e ele na branch Y(seguimos caminhos com commits diferentes no projeto)</text:p>
      <text:p text:style-name="P18">só que ai eu fui la e pegeui minhas alterações locais na branch X e dei um git push, agora no repositório remoto as minhas alterações estão la.</text:p>
      <text:p text:style-name="P18">Se nesse momento o fulano der um git push com o branch Y, ele vai tomar um erro, pois ele precisa baixar minhas alteraçoes com o git pull ai sim depois ele consegue da um push.</text:p>
      <text:p text:style-name="P18">(não se preocupe que quando você der um git pull você não vai perder seus dados que já criou, o que pode acontecer é ter conflito ai você resolve ele) ‘git pull faz um merge. lembre-se’</text:p>
      <text:p text:style-name="P28"/>
      <text:p text:style-name="P29"/>
      <text:p text:style-name="P22"/>
      <text:p text:style-name="P44">CONFIGURAÇÃO DE SENHA</text:p>
      <text:p text:style-name="P44">para que ao fazer git push ele não fique pedindo senha toda hora</text:p>
      <text:p text:style-name="P23"/>
      <text:p text:style-name="P41"><text:span text:style-name="T57">git config --global credential.helper store</text:span><text:span text:style-name="T42"> → não utilize esse comando para gravar senhas, pois ele cria um arquivo chamado ‘.git-credentials’ e nesse arquivo tem sua senha do github sem segurança nenhuma.</text:span></text:p>
      <text:p text:style-name="P24">Obs: no mac temos a opção do ‘osxkeychain’ isso vai criptografar a sua senha e estara segura</text:p>
      <text:p text:style-name="P24">no windows tambem tem a opção de ‘osxkeychain’</text:p>
      <text:p text:style-name="P24"/>
      <text:p text:style-name="P42"><text:span text:style-name="T57">git config --global credential.helper cache</text:span><text:span text:style-name="T42"> → armazenar as configurações de login se senha temporariamente na memória, é mais seguro (por padrão é 15 minutos)</text:span></text:p>
      <text:p text:style-name="P42"><text:span text:style-name="T57">git config --global credential.helper cache <text:s/>- -timeout=3600</text:span><text:span text:style-name="T42"> →para prolongar o tempo padrão de 15 minutos (3600 =&gt; segundos)</text:span></text:p>
      <text:p text:style-name="P24"/>
      <text:p text:style-name="P24"/>
      <text:p text:style-name="P53">REVERTENDO GIT ADD – GIT COMMIT – GIT PUSH</text:p>
      <text:p text:style-name="P53"/>
      <text:p text:style-name="P54">git rm --cached <text:span text:style-name="T67">nome_arquivo </text:span><text:span text:style-name="T49">→ Para reverter um git add . </text:span><text:span text:style-name="T50">Ou seja:</text:span><text:span text:style-name="T49"> </text:span><text:span text:style-name="T50">O </text:span><text:span text:style-name="T49">‘c</text:span><text:span text:style-name="T50">ached’</text:span><text:span text:style-name="T49"> esse comando dizemos para o git deixar de monitorar o arquvio, porém não é para exclui-lo.</text:span></text:p>
      <text:p text:style-name="P56"><text:span text:style-name="T49">L</text:span><text:span text:style-name="T42">ogo em seguida que fizer isso precisamos dar um novo git commit para salvar as alterações</text:span></text:p>
      <text:p text:style-name="P66"/>
      <text:p text:style-name="P67"><text:span text:style-name="T69">git rm -f <text:s/>nome_arquivo</text:span>→ reverte o git add . Porém exclui o arquivo</text:p>
      <text:p text:style-name="P67"/>
      <text:p text:style-name="P55"><text:span text:style-name="T70">git restore –staged </text:span><text:span text:style-name="T68">nome_arquivo E DEPOIS git restore nome_arquivo </text:span><text:span text:style-name="T52">→o </text:span><text:span text:style-name="T68">staged</text:span><text:span text:style-name="T52"> vai tirar o arquivo de ser monitorado da area de stagin (git add) e o </text:span><text:span text:style-name="T68">restore </text:span><text:span text:style-name="T52">vai voltar as alterações anteriores, ou seja eu fiz um ‘void function arquivo_app_py (string value)’ e dei um git add app.py, beleza agora ele tá na area de stagin, porém deu conflito com um merge ou sei la eu preciso voltar o arquivo da forma que estava </text:span><text:span text:style-name="T53">antes com o codigo que estava antes dessa function que eu criei</text:span><text:span text:style-name="T52">, eu dou um </text:span><text:span text:style-name="T68">git restore –staged app.py </text:span><text:span text:style-name="T52">(isso vai tirar da area de stagin) e pra eu voltar o arquivo com os códigos anteriores a função eu coloco </text:span><text:span text:style-name="T68">git restore app.py</text:span><text:span text:style-name="T52"> e pronto, ele vai voltar com o código do ultimo commit dele !!!</text:span></text:p>
      <text:p text:style-name="P68">Obs: os comandos: <text:span text:style-name="T69">git reset HEAD nome_arquivo</text:span> E <text:span text:style-name="T69">git checkout nome_arquivo</text:span> → faz a mesma função do comando acima !!!</text:p>
      <text:p text:style-name="P68">UTILIZE ELES NA MESMA ORDEM !!!</text:p>
      <text:p text:style-name="P68"/>
      <text:p text:style-name="P72"><text:soft-page-break/>REVERTENDO COMMITS</text:p>
      <text:p text:style-name="P72"/>
      <text:p text:style-name="P90"><text:span text:style-name="T22">git reset </text:span><text:span text:style-name="T17">--soft </text:span>→ <text:span text:style-name="T71">Reverte o commit e faz a gente volta exatamente para etapa anterior <text:s/>ao commit, ou seja as alterações continuam feitas e continuam na area do stage (só vai ser descomitada)</text:span></text:p>
      <text:p text:style-name="P90"/>
      <text:p text:style-name="P90"><text:span text:style-name="T22">git reset </text:span><text:span text:style-name="T17">--mixed</text:span> → <text:span text:style-name="T71">OPÇÃO PADRAO, ela reverte o commit e tambem remove as alterações da area de stage ou seja volta o commit e volta o add . (dois comandos em uma operação só), </text:span><text:span text:style-name="T72">posso utilizar ele com o ‘git checkout nome_arquivo’ e com issso vai voltar o commit e a alteração do codigo do ultimo commit.</text:span></text:p>
      <text:p text:style-name="P90"/>
      <text:p text:style-name="P64"><text:span text:style-name="T22">git reset </text:span><text:span text:style-name="T17">--hard </text:span>→ <text:span text:style-name="T71">reverte o commit reverte o add e as alterações que fizemos no código (CUIDADO AO USAR, TENHA MUITA CERTEZA DO QUE ESTA FAZENDO)</text:span></text:p>
      <text:p text:style-name="P64"/>
      <text:p text:style-name="P64">git reset --soft HEAD~1 → <text:span text:style-name="T72">HEAD~1 diz exatamente pro git que eu quero voltar apenas 1 commit, ai vai de você se quer voltar 2 commits é só trocar o 1 por 2 e assim vai…</text:span></text:p>
      <text:p text:style-name="P64"/>
      <text:p text:style-name="P64">git revert HEAD → <text:span text:style-name="T73">vai reverter o ultimo commit, ou seja ele exclui o ultimo commit e volta para o anterior (ele vai ate apresenta uma janela no terminal informando sobre o commit que sera excluido’</text:span></text:p>
      <text:p text:style-name="P73">PORÈM O COMMIT CONTINUA LA REGISTRADO !!! só que vai tá como ‘revert’ que é para mostrar que o commit que queriamos foi anulado !!</text:p>
      <text:p text:style-name="P64"/>
      <text:p text:style-name="P73">git rever HASH_DO_COMMIT → faz a mesma funçao que eu colocar o git revert HEAD porém é mais especifico por conta do hash do commit</text:p>
      <text:p text:style-name="P24"/>
      <text:p text:style-name="P24">git push -f → <text:span text:style-name="T74">caso eu queria reverter o push que eu fiz… exemplo: eu criei dois arquivos o x e o y, e dei um push, porém não gostei deles e não quero eles no github, primeiro eu dou um git reset –hard ou mixed ou soft dependen da minha necessidade, e volto ate o commit que eu quero, porém eu quero que seja alterado tambem no github, com isso eu dou o git push -f, ele vai forçar o github a ficar da mesma maneira do meu repositório local, com os resets que eu dei nos commits !!!</text:span></text:p>
      <text:p text:style-name="P24"/>
      <text:p text:style-name="P70"><text:span text:style-name="T17">* </text:span><text:span text:style-name="T21">git reset </text:span><text:span text:style-name="T16">→ é bom utilizar quando esta fazendo projeto sozinho, se existir mais pessoas no projeto tome cuidado pois ele reseta o ultimo commit e pode perder dados, com ele conseguimos : tirar um commit da area de stage para continuar trabalhando nele, descartar commits em um branch privado, desfazer alteraçoes não comitadas.Modos do git reset : --soft, --mixed(mixed é valor padrao caso não coloque nada), --hard, --merge, --keep.</text:span></text:p>
      <text:p text:style-name="P24"/>
      <text:p text:style-name="P24"/>
      <text:p text:style-name="P74">GIT STASH – GIT REBASE – GIT CHERRY PICK</text:p>
      <text:p text:style-name="P74"/>
      <text:p text:style-name="P75">git rebase → modifica o histórico do projeto, criou novos commits, faz o histórico ficar com um caminho só, tanto o merge quanto o rabase nos da o mesmo resultado…</text:p>
      <text:p text:style-name="P75">porém o merge mantem os commits originais</text:p>
      <text:p text:style-name="P75">o rebase elimina a bifucarção e deixa só em uma linha histórica</text:p>
      <text:p text:style-name="P75"/>
      <text:p text:style-name="P77">git reabse <text:span text:style-name="T75">-</text:span>i HEAD~3 → imagine que eu tenha 3 commits, por isso o HEAD~3, eu quero unir os 3 commits que tem, ao fizer isso vai nos abrir uma tela informando sobre os 3 commits e alguns comandos exemplo:</text:p>
      <text:p text:style-name="P77"/>
      <text:p text:style-name="P77">(os commits vao aparecer assim, com a palavra pick antes deles)</text:p>
      <text:p text:style-name="P77"><text:soft-page-break/>pick a26fa6b Add function say_hello</text:p>
      <text:p text:style-name="P77">pick 118ddbe Fix parameters</text:p>
      <text:p text:style-name="P77">pick 2b84f30 Add type hint</text:p>
      <text:p text:style-name="P77"/>
      <text:p text:style-name="P77">depois de escolhermos os comandos que essa mesma tela nos da os commits ficarão assim</text:p>
      <text:p text:style-name="P77">(estou dizendo para pegar(pick) o primeiro commit e usar ele e os outros 2 eu esmago(squash) eles</text:p>
      <text:p text:style-name="P77">porém eu quero o conteudo deles ainda, mais não quero que eles sujem o histórico por isso o squash, eles vão estar dentro do ‘pick’, só que só vai aparecer o commit do pick !!!)</text:p>
      <text:p text:style-name="P77">pick a26fa6b Add function say_hello</text:p>
      <text:p text:style-name="P77">squash 118ddbe Fix parameters</text:p>
      <text:p text:style-name="P77">squash 2b84f30 Add type hint</text:p>
      <text:p text:style-name="P77"/>
      <text:p text:style-name="P77">ou abreviado</text:p>
      <text:p text:style-name="P77"/>
      <text:p text:style-name="P77">(estou dizendo para pegar(pick) o primeiro commit e usar ele e os outros 2 eu esmago(squash) eles</text:p>
      <text:p text:style-name="P77">porém eu quero o conteudo deles ainda, mais não quero que eles sujem o histórico por isso o squash, eles vão estar dentro do ‘pick’, só que só vai aparecer o commit do pick os commit squash ele descarta !!!)</text:p>
      <text:p text:style-name="P77">p a26fa6b Add function say_hello</text:p>
      <text:p text:style-name="P77">s 118ddbe Fix parameters</text:p>
      <text:p text:style-name="P77">s 2b84f30 Add type hint</text:p>
      <text:p text:style-name="P77"/>
      <text:p text:style-name="P77">(precisamos saber do pick e do squash)</text:p>
      <text:p text:style-name="P77">p, pick → para escolher o commit que vou usar</text:p>
      <text:p text:style-name="P77">r, reword</text:p>
      <text:p text:style-name="P77">e, edit</text:p>
      <text:p text:style-name="P77">s, squash → eu quero o que foi feito nesse commit só que ele vai ser esmagado para ser 1 commit só</text:p>
      <text:p text:style-name="P77">f, fixup</text:p>
      <text:p text:style-name="P77">x, exec</text:p>
      <text:p text:style-name="P77">d, drop </text:p>
      <text:p text:style-name="P77"/>
      <text:p text:style-name="P78">depois desse processo acima, ele vai nos dar uma mensagem de Sucessfully</text:p>
      <text:p text:style-name="P78">ai ao executar o git log –oneline vai aparecer só o commit do pick(só que em uma nova hash ok)</text:p>
      <text:p text:style-name="P78">no final é só dar um ‘git push -f’</text:p>
      <text:p text:style-name="P75"/>
      <text:p text:style-name="P76">Exemplo de uso do REBASE → Imagine a seguinte situação, eu criei uma branch para desenvolver uma nova feature(um ajuste visual), comecei a trabalhar nela ai eu fiz um commit, nesse commit eu acredito que esteja tudo certo e que terminei o trabalho, só que ai fui para o processo de pull request, só que ai nessa pull outros devs viram e revisaram e me informaram que não seguia o estilo do projeto com isso precisaria fazer algumas modificações para ficar no padrão do projeto… Com isso eu voltei no código no meu ambiente de trabalho, realizei a modificação do código e fiz um novo commit porém antes dele ser aprovado pediram pra eu voltar para ser ajustado mais um detalhe tambem visual, fui la corrigi o código e fiz um novo commit (já é o 3 commit), ai finalmente é aprovado.</text:p>
      <text:p text:style-name="P76">Resumo da história: eu criei um commit com um código da feature, porém eu precisei criar mais dois commits da mesma feature para o código se adequar ao projeto, ai o que acontece, na hora de aceitar minha pull request para fazer o merge, esses commits serão adicionados tambem.</text:p>
      <text:p text:style-name="P76">Olha só que interessante, é muito mais bonito visualmente e facil de alguém ler quando pegamos o histórico do projeto e temos apenas 1 commit representando a adição dessa fetaure nova ao invés de vários commits irrelevantes para o projeto…</text:p>
      <text:p text:style-name="P76"><text:soft-page-break/>em outras palavras eu quero pegar o histórico do projeto la na branch master e eu não quero ler 3 commits d<text:span text:style-name="T76">o dev brigando com o código com suas resoluçoes, o que eu quero é só um commit que indica que nessa data, nesse momento esse feature foi criado…</text:span></text:p>
      <text:p text:style-name="P76"/>
      <text:p text:style-name="P76"/>
      <text:p text:style-name="P79">git stash → imagine que você tá em uma branch trabalhando em algo, porém você tem que sair urgente ou alguém pede pra você mostrar algo importante, só que o código ainda tá la, ao inves de dar um git add . E um git commit o que criaria um commit desnecessario, eu uso o git stash, ele vai salvar o oque estavamos fazendo sem precisar dar um commit</text:p>
      <text:p text:style-name="P80">Quando eu utilizar o git stash ele vai remover todo o código que não foi commitado e vai arquivar ele.</text:p>
      <text:p text:style-name="P80">Quando eu uso git stash ele aparece uma mensagem semelhante a essa: Saved working directory and index state WIP on feature: 7b878e5 branch feature</text:p>
      <text:p text:style-name="P80">Depois disso eu posso mudar de branch numa boa ou ir fazer outras coisas…</text:p>
      <text:p text:style-name="P80">Agora para voltar o código que eu fiz o stash eu faço o seguinte: git stash apply.</text:p>
      <text:p text:style-name="P80">Com isso todo o codigo que foi arquivado no stash(nao commitado) voltará a tela !!!</text:p>
      <text:p text:style-name="P80"/>
      <text:p text:style-name="P80">git stash list → mostra a lista de stashs com um indice com todos os stash que fizemos.</text:p>
      <text:p text:style-name="P80">Exemplo:</text:p>
      <text:p text:style-name="P80">stash@{0}: WIP on feature: 7b878e5 branch feature</text:p>
      <text:p text:style-name="P80">stash@{1}: WIP on feature: 7b878e5 branch feature</text:p>
      <text:p text:style-name="P80">stash@{2}: WIP on feature: 7b878e5 branch feature</text:p>
      <text:p text:style-name="P80">stash@{3}: WIP on feature: 7b878e5 branch feature</text:p>
      <text:p text:style-name="P80">stash@{4}: WIP on feature: 7b878e5 branch feature</text:p>
      <text:p text:style-name="P80">stash@{5}: WIP on feature: 7b878e5 branch feature</text:p>
      <text:p text:style-name="P80">Podemos pegar essa lista e um indice especifico e dar um: git stash apply stash@{3}</text:p>
      <text:p text:style-name="P80">com isso eu posso escolher o stash e ele vai aparesentar o codigo especifico daquele stash</text:p>
      <text:p text:style-name="P81">Obs: o stash é para arquivos que ainda não foram salvos !!!</text:p>
      <text:p text:style-name="P24"/>
      <text:p text:style-name="P82">git cherry-pick HASH_DO_COMMIT → permite pegar o commit de outra branch, e trazer para a branch atual</text:p>
      <text:p text:style-name="P82">só que não é tirar o commit de um lugar e colocar em outro… ao pegar o commit de uma branch e colocar em outra, <text:s/>não estamos tirando de um e colocando em outro, nos apenas estamos pegando o commit da branch x e colocando o commit na branch y com as mesmas alterações que estão na branch x, com isso ao colocar ele na branch y vai ser gerado um novo commit.</text:p>
      <text:p text:style-name="P82">E o commit da branch x vai continuar la...</text:p>
      <text:p text:style-name="P82">porque usar ele? </text:p>
      <text:p text:style-name="P82">Imagina que a gente deu um commit em uma branch errada, era pra ser na branch X fizemos na branch Y, podemos mudar para a branch X <text:span text:style-name="T77">a </text:span>certa e em seguida fazemos um git cherry-pick nessa branch X , e ao garantir que pegamos o commit tudo certinho(podemos ver no git log --oneline), na branch X, <text:span text:style-name="T77">podemos ir na branch Y e dar um git revert...</text:span></text:p>
      <text:p text:style-name="P82"/>
      <text:p text:style-name="P24"/>
      <text:p text:style-name="P24"/>
      <text:p text:style-name="P24"/>
      <text:p text:style-name="P59">tem uma opção tambem que se chama 'Forking flow'</text:p>
      <text:p text:style-name="P62">imagina que temos a seguinte situação :<text:span text:style-name="T35"><text:line-break/>existe um repositório porém não temos permissão para altera-lo, mas temos permissão para clona-loexemplos de repositórios assim são os 'open source', eles são publicos todo </text:span><text:soft-page-break/><text:span text:style-name="T35">mundo pode acessar e clonar, porém nem todo mundo tem permissão de alterar o que tem la dentro.</text:span></text:p>
      <text:p text:style-name="P60">ai caso queremos contribuir com o projeto fazemos o seguinte:<text:line-break/>criamos um fork .<text:line-break/>O fork é fazer um repositório na minha conta do github que é um clone do repositório que eu quero colaborar.<text:line-break/>depois de fazer o fork, ai sim voce clona o repositório para sua maquina local</text:p>
      <text:p text:style-name="P60">depois de fazer isso no terminal digite 'git remote -v' para voce ver que o fork esta na sua conta pegando o projeto que deseja</text:p>
      <text:p text:style-name="P61"><text:span text:style-name="T33">em seguida é necessario ir no projeto original e pegar a url de clone dele e fazer isso ::<text:line-break/>git remote add upstream '</text:span><text:a xlink:type="simple" xlink:href="https://projeto.github.com/projetoquevamosajudar" text:style-name="Internet_20_link" text:visited-style-name="Visited_20_Internet_20_Link"><text:span text:style-name="T34">https://projeto.github.com/projetoquevamosajudar</text:span></text:a></text:p>
      <text:p text:style-name="P60">e depois disso ao dar 'git remote -v' teremos o 'origin' e o 'upstream'<text:line-break/>mais porque fazer isso?</text:p>
      <text:p text:style-name="P60">porque agora dessa forma eu consigo trazer pro meu repositório local todas as alterações que são feitas na main oficial</text:p>
      <text:p text:style-name="P60">é só fazer isso: 'git pull upstream main'<text:line-break/>(ao invez de usar 'origin' usaremos 'upstream'</text:p>
      <text:p text:style-name="P60">depois disso eu posso criar uma branch, para corrigir algo ou adicionar algo novo<text:line-break/>git checkout -b arrumando_bug<text:line-break/>e nessa branch trabalhamos no que queremos</text:p>
      <text:p text:style-name="P60">no final lembre que nao podemos enviar as alterações para o repositório oficial, devemos mandar para o meu repositório remoto que eu fiz o fork</text:p>
      <text:p text:style-name="P60">(aqui abaixo ele vai mandar para o meu repositorio que eu fiz o fork que esta no meu perfil do github, por isso o origin)<text:line-break/>git push -u origin arrumando_bug</text:p>
      <text:p text:style-name="P60">e depois disso eu posso abrir uma pull request a partir do meu repositorio<text:line-break/>é só ir no repositorio oficial, abrir um pull request manual e coloco minha branch - o meu repositorio que fiz o fork e mando para o repositorio oficial</text:p>
      <text:p text:style-name="P60">ai é ficar de olho nas discuções pra ve se vai ser aprovado ou rejeitado</text:p>
      <text:p text:style-name="P60">origin -&gt; repositorio da minha conta que esta o fork<text:line-break/>upstream -&gt; repositorio oficial que eu nomiei como upstream</text:p>
      <text:p text:style-name="P58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-system" svg:font-family="apple-system, BlinkMacSystemFont, 'Segoe UI Variable', 'Segoe UI', system-ui, ui-sans-serif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95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20:14:48.422337088</meta:creation-date>
    <dc:date>2021-09-01T22:37:28.471072148</dc:date>
    <meta:editing-duration>PT3H23M46S</meta:editing-duration>
    <meta:editing-cycles>16</meta:editing-cycles>
    <meta:generator>LibreOffice/7.1.5.2$Linux_X86_64 LibreOffice_project/10$Build-2</meta:generator>
    <meta:document-statistic meta:table-count="0" meta:image-count="0" meta:object-count="0" meta:page-count="9" meta:paragraph-count="183" meta:word-count="3742" meta:character-count="20775" meta:non-whitespace-character-count="17214"/>
  </office:meta>
</office:document-meta>
</file>